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e47a4"/>
    </style:style>
    <style:style style:name="T1" style:family="text">
      <style:text-properties officeooo:rsid="001e47a4" fo:background-color="#ffffff" loext:char-shading-value="0"/>
    </style:style>
    <style:style style:name="T2" style:family="text">
      <style:text-properties officeooo:rsid="001f9f98" fo:background-color="#ffffff" loext:char-shading-value="0"/>
    </style:style>
    <style:style style:name="T3" style:family="text">
      <style:text-properties officeooo:rsid="001e47a4"/>
    </style:style>
    <style:style style:name="T4" style:family="text">
      <style:text-properties fo:font-weight="bold" officeooo:rsid="001f9f9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f20cbd8-7fff-6402-d71c-7dad32e02215"/><text:span text:style-name="T4">Microgravidade</text:span><text:line-break/></text:p>
      <text:p text:style-name="P2"><text:span text:style-name="T1">A </text:span><text:span text:style-name="T2">microgravidade do espaço acarreta em diversos desafios para os astronautas, como a deterioração dos músculos citada em outros documentos e grande taxa de perda óssea. Foi feita uma pesquisa sobre o C Elegans em ambiente de microgravidade, onde foi observado que eles ficam menos ativos e tem seus corpos encurtados após uma longa exposição a esse ambiente, e a origem disso é uma queda nos níveis de dopamina, e quando ela é reintroduzida ao organismo ele não apresenta características fora do comum. Também há estudos sobre a resposta adaptativa molecular sendo afetada pela mutação dis-1, o que influencia na expressão de genes neuromusculares, o que podemos utilizar para comparar com o gene da distrofina humana que causa a distrofia muscular de Duchenne (DMD), já que ele seria similar com a mutação dis-1. </text:span><text:line-break/>------------------------------------------------------------------------------------------------------------------------<text:line-break/><text:span text:style-name="T3"><text:line-break/>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2:56:52.307000000</meta:creation-date>
    <dc:date>2023-10-08T03:24:37.069000000</dc:date>
    <meta:editing-duration>PT27M45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" meta:word-count="135" meta:character-count="955" meta:non-whitespace-character-count="815"/>
  </office:meta>
</office:document-meta>
</file>